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29fc" style:font-weight-asian="normal" style:font-weight-complex="normal"/>
    </style:style>
    <style:style style:name="T3" style:family="text">
      <style:text-properties fo:font-weight="normal" officeooo:rsid="001cc02a" style:font-weight-asian="normal" style:font-weight-complex="normal"/>
    </style:style>
    <style:style style:name="T4" style:family="text">
      <style:text-properties fo:font-weight="normal" officeooo:rsid="001ea1dc" style:font-weight-asian="normal" style:font-weight-complex="normal"/>
    </style:style>
    <style:style style:name="T5" style:family="text">
      <style:text-properties fo:font-weight="normal" officeooo:rsid="001f5d61" style:font-weight-asian="normal" style:font-weight-complex="normal"/>
    </style:style>
    <style:style style:name="T6" style:family="text">
      <style:text-properties fo:font-weight="normal" officeooo:rsid="0020d076" style:font-weight-asian="normal" style:font-weight-complex="normal"/>
    </style:style>
    <style:style style:name="T7" style:family="text">
      <style:text-properties fo:font-weight="normal" officeooo:rsid="00218fd1" style:font-weight-asian="normal" style:font-weight-complex="normal"/>
    </style:style>
    <style:style style:name="T8" style:family="text">
      <style:text-properties fo:font-weight="normal" officeooo:rsid="00270515" style:font-weight-asian="normal" style:font-weight-complex="normal"/>
    </style:style>
    <style:style style:name="T9" style:family="text">
      <style:text-properties fo:font-weight="normal" officeooo:rsid="006639a3" style:font-weight-asian="normal" style:font-weight-complex="normal"/>
    </style:style>
    <style:style style:name="T10" style:family="text">
      <style:text-properties fo:font-weight="normal" officeooo:rsid="006a3f5e" style:font-weight-asian="normal" style:font-weight-complex="normal"/>
    </style:style>
    <style:style style:name="T11" style:family="text">
      <style:text-properties fo:font-size="12pt" fo:font-weight="normal" officeooo:rsid="0016f38e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16f3ba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1ae75e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1bbf84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2a8d3d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2e2473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63d56f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646e19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64b4d9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65d054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0d0e50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0d2980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0d5185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0d7a80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0f6831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114bf3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145ba6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162db5" style:font-size-asian="12pt" style:font-weight-asian="normal" style:font-size-complex="12pt" style:font-weight-complex="normal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style:text-position="super 58%" fo:font-size="12pt" fo:font-weight="normal" officeooo:rsid="000d7a80" style:font-size-asian="12pt" style:font-weight-asian="normal" style:font-size-complex="12pt" style:font-weight-complex="normal"/>
    </style:style>
    <style:style style:name="T32" style:family="text">
      <style:text-properties style:text-position="super 58%" fo:font-weight="normal" officeooo:rsid="000b29fc" style:font-weight-asian="normal" style:font-weight-complex="normal"/>
    </style:style>
    <style:style style:name="T33" style:family="text">
      <style:text-properties style:text-position="super 58%" fo:font-weight="normal" officeooo:rsid="001cc02a" style:font-weight-asian="normal" style:font-weight-complex="normal"/>
    </style:style>
    <style:style style:name="T34" style:family="text">
      <style:text-properties style:font-name="Liberation Serif" fo:font-weight="normal" style:font-weight-asian="normal" style:font-weight-complex="normal"/>
    </style:style>
    <style:style style:name="T35" style:family="text">
      <style:text-properties officeooo:rsid="0009ce83"/>
    </style:style>
    <style:style style:name="T36" style:family="text">
      <style:text-properties officeooo:rsid="0022c476"/>
    </style:style>
    <style:style style:name="T37" style:family="text">
      <style:text-properties officeooo:rsid="0023cc2e"/>
    </style:style>
    <style:style style:name="T38" style:family="text">
      <style:text-properties officeooo:rsid="0023e87a"/>
    </style:style>
    <style:style style:name="T39" style:family="text">
      <style:text-properties officeooo:rsid="0023f924"/>
    </style:style>
    <style:style style:name="T40" style:family="text">
      <style:text-properties officeooo:rsid="00282270"/>
    </style:style>
    <style:style style:name="T41" style:family="text">
      <style:text-properties officeooo:rsid="002a8d3d"/>
    </style:style>
    <style:style style:name="T42" style:family="text">
      <style:text-properties officeooo:rsid="002c6f02"/>
    </style:style>
    <style:style style:name="T43" style:family="text">
      <style:text-properties officeooo:rsid="002f781a"/>
    </style:style>
    <style:style style:name="T44" style:family="text">
      <style:text-properties officeooo:rsid="00307e88"/>
    </style:style>
    <style:style style:name="T45" style:family="text">
      <style:text-properties officeooo:rsid="00317b09"/>
    </style:style>
    <style:style style:name="T46" style:family="text">
      <style:text-properties officeooo:rsid="0033b70a"/>
    </style:style>
    <style:style style:name="T47" style:family="text">
      <style:text-properties officeooo:rsid="003560f0"/>
    </style:style>
    <style:style style:name="T48" style:family="text">
      <style:text-properties officeooo:rsid="0036ee95"/>
    </style:style>
    <style:style style:name="T49" style:family="text">
      <style:text-properties officeooo:rsid="0038e82b"/>
    </style:style>
    <style:style style:name="T50" style:family="text">
      <style:text-properties officeooo:rsid="003a0f28"/>
    </style:style>
    <style:style style:name="T51" style:family="text">
      <style:text-properties officeooo:rsid="003b0376"/>
    </style:style>
    <style:style style:name="T52" style:family="text">
      <style:text-properties officeooo:rsid="003c2a0f"/>
    </style:style>
    <style:style style:name="T53" style:family="text">
      <style:text-properties officeooo:rsid="003c38c3"/>
    </style:style>
    <style:style style:name="T54" style:family="text">
      <style:text-properties officeooo:rsid="003c6923"/>
    </style:style>
    <style:style style:name="T55" style:family="text">
      <style:text-properties officeooo:rsid="003d6213"/>
    </style:style>
    <style:style style:name="T56" style:family="text">
      <style:text-properties officeooo:rsid="003f4053"/>
    </style:style>
    <style:style style:name="T57" style:family="text">
      <style:text-properties officeooo:rsid="003ff17e"/>
    </style:style>
    <style:style style:name="T58" style:family="text">
      <style:text-properties officeooo:rsid="00415747"/>
    </style:style>
    <style:style style:name="T59" style:family="text">
      <style:text-properties officeooo:rsid="00428a11"/>
    </style:style>
    <style:style style:name="T60" style:family="text">
      <style:text-properties officeooo:rsid="004445f5"/>
    </style:style>
    <style:style style:name="T61" style:family="text">
      <style:text-properties officeooo:rsid="00464781"/>
    </style:style>
    <style:style style:name="T62" style:family="text">
      <style:text-properties officeooo:rsid="0047bfa2"/>
    </style:style>
    <style:style style:name="T63" style:family="text">
      <style:text-properties officeooo:rsid="00497fe2"/>
    </style:style>
    <style:style style:name="T64" style:family="text">
      <style:text-properties officeooo:rsid="004b1e1c"/>
    </style:style>
    <style:style style:name="T65" style:family="text">
      <style:text-properties officeooo:rsid="004d108d"/>
    </style:style>
    <style:style style:name="T66" style:family="text">
      <style:text-properties officeooo:rsid="004de779"/>
    </style:style>
    <style:style style:name="T67" style:family="text">
      <style:text-properties officeooo:rsid="004fa53e"/>
    </style:style>
    <style:style style:name="T68" style:family="text">
      <style:text-properties officeooo:rsid="00505696"/>
    </style:style>
    <style:style style:name="T69" style:family="text">
      <style:text-properties officeooo:rsid="0052b300"/>
    </style:style>
    <style:style style:name="T70" style:family="text">
      <style:text-properties officeooo:rsid="0053bbc7"/>
    </style:style>
    <style:style style:name="T71" style:family="text">
      <style:text-properties officeooo:rsid="00562e8c"/>
    </style:style>
    <style:style style:name="T72" style:family="text">
      <style:text-properties officeooo:rsid="00576eb8"/>
    </style:style>
    <style:style style:name="T73" style:family="text">
      <style:text-properties officeooo:rsid="00581abc"/>
    </style:style>
    <style:style style:name="T74" style:family="text">
      <style:text-properties officeooo:rsid="00598edf"/>
    </style:style>
    <style:style style:name="T75" style:family="text">
      <style:text-properties officeooo:rsid="005a5bee"/>
    </style:style>
    <style:style style:name="T76" style:family="text">
      <style:text-properties officeooo:rsid="005b41af"/>
    </style:style>
    <style:style style:name="T77" style:family="text">
      <style:text-properties officeooo:rsid="005bb00e"/>
    </style:style>
    <style:style style:name="T78" style:family="text">
      <style:text-properties officeooo:rsid="005d63b6"/>
    </style:style>
    <style:style style:name="T79" style:family="text">
      <style:text-properties officeooo:rsid="005ebe97"/>
    </style:style>
    <style:style style:name="T80" style:family="text">
      <style:text-properties officeooo:rsid="00609edb"/>
    </style:style>
    <style:style style:name="T81" style:family="text">
      <style:text-properties officeooo:rsid="00618c47"/>
    </style:style>
    <style:style style:name="T82" style:family="text">
      <style:text-properties officeooo:rsid="0062c06b"/>
    </style:style>
    <style:style style:name="T83" style:family="text">
      <style:text-properties officeooo:rsid="006c29f0"/>
    </style:style>
    <style:style style:name="T84" style:family="text">
      <style:text-properties officeooo:rsid="006e1fd1"/>
    </style:style>
    <style:style style:name="T85" style:family="text">
      <style:text-properties officeooo:rsid="006fd369"/>
    </style:style>
    <style:style style:name="T86" style:family="text">
      <style:text-properties officeooo:rsid="00703c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5-418, Spring 2011</text:p>
      <text:p text:style-name="P4">Milestone #<text:span text:style-name="T35">2</text:span> Report</text:p>
      <text:p text:style-name="P3">By: Jonathan Park (jjp1) and Ben Parr (bparr)</text:p>
      <text:p text:style-name="P1"/>
      <text:p text:style-name="P2">Major Changes: </text:p>
      <text:p text:style-name="P7"><text:tab/><text:span text:style-name="T41">After optimizing our serial solver, we found that our previously selected puzzle was no longer adequate </text:span><text:span text:style-name="T42">to </text:span><text:span text:style-name="T56">measure</text:span><text:span text:style-name="T42"> performance. Therefore, we generated </text:span><text:span text:style-name="T57">additional</text:span><text:span text:style-name="T42"> puzzles to test our parallel version. However, we noticed </text:span><text:span text:style-name="T83">a </text:span><text:span text:style-name="T42">high variation in speedups </text:span><text:span text:style-name="T72">with</text:span><text:span text:style-name="T42"> the</text:span><text:span text:style-name="T72">se</text:span><text:span text:style-name="T42"> </text:span><text:span text:style-name="T73">p</text:span><text:span text:style-name="T83">roblems</text:span><text:span text:style-name="T42"> </text:span><text:span text:style-name="T58">which</text:span><text:span text:style-name="T43"> le</text:span><text:span text:style-name="T45">d us to change our metric </text:span><text:span text:style-name="T47">again </text:span><text:span text:style-name="T45">to take the average speed</text:span><text:span text:style-name="T48">u</text:span><text:span text:style-name="T45">p across multiple </text:span><text:span text:style-name="T74">puzzles</text:span><text:span text:style-name="T46">.</text:span></text:p>
      <text:p text:style-name="P7"/>
      <text:p text:style-name="P2">What You Have Accomplished So Far:</text:p>
      <text:p text:style-name="P6"><text:tab/>For milestone <text:span text:style-name="T36">2</text:span>, <text:span text:style-name="T36">we optimized our serial KenKen solver </text:span><text:span text:style-name="T40">and created a working parallel KenKen </text:span><text:span text:style-name="T75">version</text:span><text:span text:style-name="T40"> implemented using OpenMP</text:span><text:span text:style-name="T36">. </text:span><text:span text:style-name="T40">We ran our serial solver against 372 9x9 puzzles from kenken.com and </text:span><text:span text:style-name="T76">it completed</text:span><text:span text:style-name="T40"> all 372 puzzles in under 5 seconds. </text:span><text:span text:style-name="T50">O</text:span><text:span text:style-name="T40">n average, it took about 14 milliseconds to </text:span><text:span text:style-name="T49">solve</text:span><text:span text:style-name="T40"> a </text:span><text:span text:style-name="T51">9x9</text:span><text:span text:style-name="T40"> problem </text:span><text:span text:style-name="T54">so</text:span><text:span text:style-name="T50"> </text:span><text:span text:style-name="T44">none of the</text:span><text:span text:style-name="T50"> puzzles </text:span><text:span text:style-name="T55">ca</text:span><text:span text:style-name="T52">n be used</text:span><text:span text:style-name="T44"> to test our parallel solver</text:span><text:span text:style-name="T40">. Th</text:span><text:span text:style-name="T77">erefore</text:span><text:span text:style-name="T53">,</text:span><text:span text:style-name="T37"> we generated additional </text:span><text:span text:style-name="T85">p</text:span><text:span text:style-name="T86">roblems</text:span><text:span text:style-name="T37"> that t</text:span><text:span text:style-name="T78">ook</text:span><text:span text:style-name="T37"> </text:span><text:span text:style-name="T62">between</text:span><text:span text:style-name="T61"> 27-75</text:span><text:span text:style-name="T37"> minutes </text:span><text:span text:style-name="T78">for the optimized serial solver </text:span><text:span text:style-name="T63">to complete</text:span><text:span text:style-name="T37">. </text:span><text:span text:style-name="T59">However, </text:span><text:span text:style-name="T79">we noticed a high variation in speedups across these p</text:span><text:span text:style-name="T80">uzzles</text:span><text:span text:style-name="T59">. For example,</text:span><text:span text:style-name="T37"> </text:span><text:span text:style-name="T59">o</text:span><text:span text:style-name="T39">n </text:span><text:span text:style-name="T64">a puzzle that t</text:span><text:span text:style-name="T71">ook 27 minutes to complete</text:span><text:span text:style-name="T70">,</text:span><text:span text:style-name="T59"> the parallel version achieved ~27</text:span><text:span text:style-name="T60">x</text:span><text:span text:style-name="T59"> speedup </text:span><text:span text:style-name="T69">but </text:span><text:span text:style-name="T68">it could</text:span><text:span text:style-name="T65"> </text:span><text:span text:style-name="T59">only </text:span><text:span text:style-name="T82">obtain</text:span><text:span text:style-name="T66"> </text:span><text:span text:style-name="T59">~15.63</text:span><text:span text:style-name="T60">x</text:span><text:span text:style-name="T59"> on </text:span><text:span text:style-name="T67">a</text:span><text:span text:style-name="T59"> 75 minute puzzle</text:span><text:span text:style-name="T39">. </text:span>The puzzle<text:span text:style-name="T38">s</text:span> and solution<text:span text:style-name="T38">s</text:span> <text:span text:style-name="T38">to these problems </text:span>can be found on our website.</text:p>
      <text:p text:style-name="P6"/>
      <text:p text:style-name="P2">Meeting Your Milestone:</text:p>
      <text:p text:style-name="P5"><text:tab/><text:span text:style-name="T1">We </text:span><text:span text:style-name="T3">partially met our 2</text:span><text:span text:style-name="T33">nd</text:span><text:span text:style-name="T3"> milestone</text:span><text:span text:style-name="T1">. </text:span><text:span text:style-name="T4">We optimized our serial solver to a final version but we did not achieve a 24x speedup across all </text:span><text:span text:style-name="T9">puzzles</text:span><text:span text:style-name="T4">.</text:span><text:span text:style-name="T1"> </text:span><text:span text:style-name="T6">We were, however, able to meet the 24x speedup on some </text:span><text:span text:style-name="T10">puzzles</text:span><text:span text:style-name="T6">. </text:span><text:span text:style-name="T7">If we can make the speedups more consistent, then we're</text:span><text:span text:style-name="T1"> still on track to meet our </text:span><text:span text:style-name="T5">project goal</text:span><text:span text:style-name="T1">.</text:span></text:p>
      <text:p text:style-name="P6"/>
      <text:p text:style-name="P2">Surprises:</text:p>
      <text:p text:style-name="P2"><text:span text:style-name="T30"><text:tab/></text:span><text:span text:style-name="T11">While optimizing the serial code, we discovered a </text:span><text:span text:style-name="T15">f</text:span><text:span text:style-name="T11">law in our logic for computing possible values of a multipl</text:span><text:span text:style-name="T17">ication</text:span><text:span text:style-name="T11"> constraint with few cells. This flaw resulted in a 20x slowdown of our serial code. After this optimization, our selected puzzle that took ~52 minutes to complete only took ~2 minutes. </text:span><text:span text:style-name="T12">Also, we noticed high variation in our </text:span><text:span text:style-name="T13">parallel</text:span><text:span text:style-name="T12"> speedups. Our parallel speedups were not consistent across all </text:span><text:span text:style-name="T18">puzzles</text:span><text:span text:style-name="T12"> </text:span><text:span text:style-name="T14">and</text:span><text:span text:style-name="T12"> var</text:span><text:span text:style-name="T14">ied </text:span><text:span text:style-name="T16">as much as </text:span><text:span text:style-name="T20">27</text:span><text:span text:style-name="T16">x</text:span><text:span text:style-name="T12">. </text:span></text:p>
      <text:p text:style-name="P7"/>
      <text:p text:style-name="P2">Revised Schedule:</text:p>
      <text:p text:style-name="P2"><text:span text:style-name="T21"><text:tab/></text:span><text:span text:style-name="T22">Due to the continued inconsistency of our speedups, we'll spend the next week </text:span><text:span text:style-name="T29">making</text:span><text:span text:style-name="T22"> our speedups more consistent across </text:span><text:span text:style-name="T28">the</text:span><text:span text:style-name="T22"> input files. Aside from making our data more consistent, o</text:span><text:span text:style-name="T21">ur schedule will remain the same as our proposed one </text:span><text:span text:style-name="T24">with a slight modification because of our </text:span><text:span text:style-name="T25">metric change</text:span><text:span text:style-name="T24">. </text:span><text:span text:style-name="T25">W</text:span><text:span text:style-name="T21">e'll attempt to reach our 100% goal by April 2</text:span><text:span text:style-name="T25">7</text:span><text:span text:style-name="T31">th</text:span><text:span text:style-name="T25">, which </text:span><text:span text:style-name="T26">is </text:span><text:span text:style-name="T27">to</text:span><text:span text:style-name="T22"> achieve </text:span><text:span text:style-name="T23">on average a</text:span><text:span text:style-name="T22"> 30x speedup on 32 processors.</text:span></text:p>
      <text:p text:style-name="P7"/>
      <text:p text:style-name="P2">Resources Needed:</text:p>
      <text:p text:style-name="P5"><text:tab/><text:span text:style-name="T1">Our resource needs haven't changed since our proposal </text:span><text:span text:style-name="T2">or from our 1</text:span><text:span text:style-name="T32">st</text:span><text:span text:style-name="T2"> milestone</text:span><text:span text:style-name="T1">. To reiterate, w</text:span><text:span text:style-name="T34">e will use both Blacklight and Pople for this project. We still estimate that we will spend on average 15 hours on Blacklight and 5 hours on Pople per week. So, in total, we plan to need a total of 80 hours on the machines. The main software we need is OpenMP, which is already available on both machin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esung </meta:initial-creator>
    <meta:creation-date>2011-03-30T22:17:23</meta:creation-date>
    <dc:date>2011-04-14T01:32:23</dc:date>
    <dc:creator>jaesung </dc:creator>
    <meta:editing-duration>PT05H32M00S</meta:editing-duration>
    <meta:editing-cycles>154</meta:editing-cycles>
    <meta:generator>OpenOffice.org/3.2$Linux OpenOffice.org_project/320m19$Build-9505</meta:generator>
    <meta:document-statistic meta:table-count="0" meta:image-count="0" meta:object-count="0" meta:page-count="1" meta:paragraph-count="15" meta:word-count="494" meta:character-count="2923"/>
  </office:meta>
</office:document-meta>
</file>